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dd1" officeooo:paragraph-rsid="001badd1"/>
    </style:style>
    <style:style style:name="P2" style:family="paragraph" style:parent-style-name="Standard">
      <style:text-properties style:font-name="Bitstream Charter" officeooo:rsid="001badd1" officeooo:paragraph-rsid="001badd1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28pt" officeooo:rsid="001badd1" officeooo:paragraph-rsid="001badd1" style:font-size-asian="28pt" style:font-size-complex="28pt"/>
    </style:style>
    <style:style style:name="P4" style:family="paragraph" style:parent-style-name="Standard">
      <style:text-properties style:font-name="Bitstream Charter" officeooo:rsid="001de661" officeooo:paragraph-rsid="001de661"/>
    </style:style>
    <style:style style:name="P5" style:family="paragraph" style:parent-style-name="Standard">
      <style:text-properties style:font-name="Bitstream Charter" officeooo:rsid="002072cb" officeooo:paragraph-rsid="002072cb"/>
    </style:style>
    <style:style style:name="P6" style:family="paragraph" style:parent-style-name="Standard">
      <style:text-properties style:font-name="Bitstream Charter" officeooo:rsid="001badd1" officeooo:paragraph-rsid="0020c1db"/>
    </style:style>
    <style:style style:name="P7" style:family="paragraph" style:parent-style-name="Standard">
      <style:text-properties style:font-name="Bitstream Charter" officeooo:rsid="001badd1" officeooo:paragraph-rsid="001badd1"/>
    </style:style>
    <style:style style:name="P8" style:family="paragraph" style:parent-style-name="Standard">
      <style:text-properties style:font-name="Bitstream Charter" officeooo:rsid="002072cb" officeooo:paragraph-rsid="002072cb"/>
    </style:style>
    <style:style style:name="T1" style:family="text">
      <style:text-properties officeooo:rsid="001badd1"/>
    </style:style>
    <style:style style:name="T2" style:family="text">
      <style:text-properties officeooo:rsid="001cd0fd"/>
    </style:style>
    <style:style style:name="T3" style:family="text">
      <style:text-properties officeooo:rsid="001de661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officeooo:rsid="002072cb"/>
    </style:style>
    <style:style style:name="T6" style:family="text">
      <style:text-properties officeooo:rsid="0020c1db"/>
    </style:style>
    <style:style style:name="T7" style:family="text">
      <style:text-properties officeooo:rsid="00225beb"/>
    </style:style>
    <style:style style:name="T8" style:family="text">
      <style:text-properties officeooo:rsid="0023d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adens Lucas</text:p>
      <text:p text:style-name="P2">Fontaine Victor</text:p>
      <text:p text:style-name="P2">Humbert Abel</text:p>
      <text:p text:style-name="P2"/>
      <text:p text:style-name="P2">L3 Math_Info</text:p>
      <text:p text:style-name="P2">Projet réseau</text:p>
      <text:p text:style-name="P2"/>
      <text:p text:style-name="P2"/>
      <text:p text:style-name="P3">README Java</text:p>
      <text:p text:style-name="P2"/>
      <text:p text:style-name="P2"><text:span text:style-name="T4">Utilisation :</text:span> </text:p>
      <text:p text:style-name="P2"/>
      <text:p text:style-name="P6">Tout d'abord, on vous demande de rentrer un identifiant, ensuite vous pouvez utiliser 3 commandes pour entrer dans un anneau : <text:s/></text:p>
      <text:p text:style-name="P6"><text:tab/><text:tab/><text:tab/><text:tab/>- create (pour créer un nouvel anneau.)</text:p>
      <text:p text:style-name="P2"><text:tab/><text:tab/><text:tab/><text:tab/>- dupl ip port (pour demander a une entité d'être doubleur)</text:p>
      <text:p text:style-name="P2"><text:tab/><text:tab/><text:tab/><text:tab/>-connect ip port (pour se connecter a une entité)</text:p>
      <text:p text:style-name="P2"/>
      <text:p text:style-name="P5">et une pour quitter le programme : </text:p>
      <text:p text:style-name="P5"><text:tab/><text:tab/><text:tab/><text:tab/><text:span text:style-name="T1">-quit </text:span></text:p>
      <text:p text:style-name="P5"/>
      <text:p text:style-name="P2">Lorsque vous êtes dans un anneau, vous pouvez utiliser : </text:p>
      <text:p text:style-name="P2"><text:tab/><text:tab/><text:tab/><text:tab/>-whos (pour savoir qui est sur l'anneau)</text:p>
      <text:p text:style-name="P2"><text:tab/><text:tab/><text:tab/><text:tab/>-test (pour tester si l'anneau n'est pas cassé)</text:p>
      <text:p text:style-name="P2"><text:tab/><text:tab/><text:tab/><text:tab/>-quit_ring (pour quitter l'an<text:span text:style-name="T5">neau)</text:span></text:p>
      <text:p text:style-name="P2"/>
      <text:p text:style-name="P2">Vous pouvez <text:span text:style-name="T6">aussi </text:span>utiliser l'une des 3 applications : </text:p>
      <text:p text:style-name="P2"><text:tab/>-<text:span text:style-name="T3">DIFFUSION :</text:span> <text:span text:style-name="T3">la commandd [</text:span>diff message<text:span text:style-name="T3">]</text:span> <text:span text:style-name="T7">permet de </text:span>transmet<text:span text:style-name="T7">tre</text:span> le <text:span text:style-name="T2">message a toutes les entités</text:span>.</text:p>
      <text:p text:style-name="P2"><text:tab/>-T<text:span text:style-name="T3">RANSFERT : la commande [transfert nomfichier] permet de demander un fichier <text:tab/>sur l'anneau.</text:span></text:p>
      <text:p text:style-name="P2"><text:tab/>-<text:span text:style-name="T3">QUIZZ : la commande [quizz] permet de proposer un quizz a toutes les entités sur <text:tab/>les anneaux. Chaque entité répondra par O=oui ou N=non selon si elle veut jouer <text:tab/>on non.</text:span></text:p>
      <text:p text:style-name="P2"><text:tab/><text:span text:style-name="T3">La personne ayant lancée l'application posera la première question. Elle entrera aussi <text:tab/>la réponse et un temps de réponse pour les autres joueurs. </text:span></text:p>
      <text:p text:style-name="P2"><text:tab/><text:span text:style-name="T3">Les autres joueurs ferons alors la course pour répondre a la question.</text:span></text:p>
      <text:p text:style-name="P2"><text:tab/><text:span text:style-name="T3">Le premier qui répond juste gagne un point et c'est alors a lui de poser une question.</text:span></text:p>
      <text:p text:style-name="P2"><text:tab/><text:span text:style-name="T3">Si personne ne répond avant l'échéance, on peut ou non poser une autre question.</text:span></text:p>
      <text:p text:style-name="P2"><text:tab/><text:span text:style-name="T3">Le premier joueur à 5 points gagne la partie.</text:span></text:p>
      <text:p text:style-name="P4"><text:tab/>Si un joueur extérieur à la partie entre la commande quizz, il peut <text:span text:style-name="T8">ou non </text:span>rejoindre <text:tab/>la partie. <text:s/></text:p>
      <text:p text:style-name="P2"><text:tab/><text:span text:style-name="T3">On peut quitter le quizz avec quit.</text:span></text:p>
      <text:p text:style-name="P2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</meta:initial-creator>
    <meta:creation-date>2016-05-27T20:52:34.034804219</meta:creation-date>
    <dc:date>2016-05-27T23:03:36.029446417</dc:date>
    <dc:creator>Abel </dc:creator>
    <meta:editing-duration>PT53M40S</meta:editing-duration>
    <meta:editing-cycles>5</meta:editing-cycles>
    <meta:generator>LibreOffice/4.4.3.2$Linux_X86_64 LibreOffice_project/40m0$Build-2</meta:generator>
    <meta:document-statistic meta:table-count="0" meta:image-count="0" meta:object-count="0" meta:page-count="1" meta:paragraph-count="29" meta:word-count="267" meta:character-count="1596" meta:non-whitespace-character-count="1303"/>
  </office:meta>
</office:document-meta>
</file>